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6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ext_20_body">
      <style:text-properties style:font-name="Gill Sans MT_CCJU2" fo:font-size="11pt" style:font-size-asian="11pt" style:font-size-complex="11pt"/>
    </style:style>
    <style:style style:name="P35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ill Sans MT_CCJU2"/>
    </style:style>
    <style:style style:name="T6" style:family="text">
      <style:text-properties style:font-name="Gill Sans MT_CCJU2" fo:language="fr" fo:country="FR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0"/>
      <text:p text:style-name="P7"><text:span text:style-name="T4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8">%=INTRO=%</text:p>
      <text:p text:style-name="P28"/>
      <text:p text:style-name="P15">%=CONFORM_LEGISLATION=%</text:p>
      <text:p text:style-name="P28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6"><text:span text:style-name="T5">%=B_MONTANT_VERS_ASSURE</text:span><text:span text:style-name="T6">=%</text:span><text:span text:style-name="T5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5">%=<text:span text:style-name="T10">B_MONTANT_VERSEE_ASS</text:span>=%</text:p></table:table-cell><table:table-cell table:style-name="Table1.A1" office:value-type="string"><text:p text:style-name="P36">%=<text:span text:style-name="T10">B_MONTANT_VERSEE_ASS2=%</text:span></text:p></table:table-cell></table:table-row></table:table><text:p text:style-name="P37"/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6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7"><text:span text:style-name="T9">%{ligne}</text:span><text:span text:style-name="T8">%%=</text:span><text:span text:style-name="T7">B_VERSEMENT_PC_A</text:span><text:span text:style-name="T8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p text:style-name="P8"/>
      <text:p text:style-name="P8">%=remLineWhenBlank(B_INFORMATIONS_2,1)=%</text:p>
      <text:p text:style-name="P24"/>
      <text:p text:style-name="P8">%=remLineWhenBlank(B_INFORMATIONS_3,1)=%</text:p>
      <text:p text:style-name="P8"/>
      <text:p text:style-name="DefaultGrasSol"><text:soft-page-break/>%=remLineWhenBlank(MOYENS_DROITS,1)=%</text:p>
      <text:p text:style-name="P24">%=remLineWhenBlank(B_MOYENS_DROITS,1)=%</text:p>
      <text:p text:style-name="P23"/>
      <text:p text:style-name="P23"/>
      <text:p text:style-name="P34">%=SALUTATIONS=%</text:p>
      <text:p text:style-name="P25"/>
      <text:p text:style-name="P23"/>
      <text:p text:style-name="P13"><text:tab/><text:span text:style-name="T3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>2</text:page-number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1-19T15:03:13.74</dc:date>
    <meta:print-date>2011-02-22T10:58:36</meta:print-date>
    <meta:editing-cycles>178</meta:editing-cycles>
    <meta:editing-duration>P1DT14H30M55S</meta:editing-duration>
    <meta:document-statistic meta:table-count="3" meta:image-count="0" meta:object-count="0" meta:page-count="2" meta:paragraph-count="46" meta:word-count="56" meta:character-count="1364"/>
    <meta:user-defined meta:name="Info 1"/>
    <meta:user-defined meta:name="Info 2"/>
    <meta:user-defined meta:name="Info 3"/>
    <meta:user-defined meta:name="Info 4"/>
  </office:meta>
</office:document-meta>
</file>